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3.3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p_20211010" table:style-name="ta1">
        <table:shapes>
          <draw:frame draw:z-index="0" draw:style-name="gr1" draw:text-style-name="P1" svg:width="159.99mm" svg:height="89.99mm" svg:x="195.12mm" svg:y="19.06mm">
            <draw:object draw:notify-on-update-of-ranges="up_20211010.B1:up_20211010.B1 up_20211010.C1:up_20211010.K1 up_20211010.B2:up_20211010.B2 up_20211010.C2:up_20211010.K2 up_20211010.B3:up_20211010.B3 up_20211010.C3:up_20211010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fixedkey + Global</text:p>
          </table:table-cell>
          <table:table-cell office:value-type="float" office:value="10107246.24" calcext:value-type="float">
            <text:p>10107246.24</text:p>
          </table:table-cell>
          <table:table-cell office:value-type="float" office:value="47074.98" calcext:value-type="float">
            <text:p>47074.98</text:p>
          </table:table-cell>
          <table:table-cell office:value-type="float" office:value="24871.84" calcext:value-type="float">
            <text:p>24871.84</text:p>
          </table:table-cell>
          <table:table-cell office:value-type="float" office:value="16005.84" calcext:value-type="float">
            <text:p>16005.84</text:p>
          </table:table-cell>
          <table:table-cell office:value-type="float" office:value="12284.69" calcext:value-type="float">
            <text:p>12284.69</text:p>
          </table:table-cell>
          <table:table-cell office:value-type="float" office:value="10303.87" calcext:value-type="float">
            <text:p>10303.87</text:p>
          </table:table-cell>
          <table:table-cell office:value-type="float" office:value="8380.6" calcext:value-type="float">
            <text:p>8380.6</text:p>
          </table:table-cell>
          <table:table-cell office:value-type="float" office:value="8526.27" calcext:value-type="float">
            <text:p>8526.27</text:p>
          </table:table-cell>
          <table:table-cell office:value-type="float" office:value="6487.3" calcext:value-type="float">
            <text:p>648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edkey + Global</text:p>
          </table:table-cell>
          <table:table-cell office:value-type="float" office:value="9395632.58" calcext:value-type="float">
            <text:p>9395632.58</text:p>
          </table:table-cell>
          <table:table-cell office:value-type="float" office:value="42538.01" calcext:value-type="float">
            <text:p>42538.01</text:p>
          </table:table-cell>
          <table:table-cell office:value-type="float" office:value="22192.45" calcext:value-type="float">
            <text:p>22192.45</text:p>
          </table:table-cell>
          <table:table-cell office:value-type="float" office:value="14643.9" calcext:value-type="float">
            <text:p>14643.9</text:p>
          </table:table-cell>
          <table:table-cell office:value-type="float" office:value="10928.63" calcext:value-type="float">
            <text:p>10928.63</text:p>
          </table:table-cell>
          <table:table-cell office:value-type="float" office:value="9682.25" calcext:value-type="float">
            <text:p>9682.25</text:p>
          </table:table-cell>
          <table:table-cell office:value-type="float" office:value="7757.55" calcext:value-type="float">
            <text:p>7757.55</text:p>
          </table:table-cell>
          <table:table-cell office:value-type="float" office:value="7866.37" calcext:value-type="float">
            <text:p>7866.37</text:p>
          </table:table-cell>
          <table:table-cell office:value-type="float" office:value="5897.47" calcext:value-type="float">
            <text:p>5897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'" style:font-family-generic="roman" style:font-pitch="variable" fo:font-size="12pt" fo:language="en" fo:country="US" style:letter-kerning="true" style:font-name-asian="Noto Sans CJK JP1" style:font-size-asian="12pt" style:language-asian="ko" style:country-asian="KR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0T23:52:03.928373466</dc:date>
    <meta:editing-duration>PT4M28S</meta:editing-duration>
    <meta:editing-cycles>1</meta:editing-cycles>
    <meta:document-statistic meta:table-count="1" meta:cell-count="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81cm" svg:y="8.401cm" style:legend-expansion="wide" chart:style-name="ch2"/>
        <chart:plot-area chart:style-name="ch3" table:cell-range-address="up_20211010.B1:up_20211010.K3" chart:data-source-has-labels="both" svg:x="1.701cm" svg:y="0.18cm" svg:width="13.979cm" svg:height="6.876cm">
          <chartooo:coordinate-region svg:x="3.063cm" svg:y="0.379cm" svg:width="11.689cm" svg:height="6.03cm"/>
          <chart:axis chart:dimension="x" chart:name="primary-x" chart:style-name="ch4" chartooo:axis-type="auto">
            <chartooo:date-scale/>
            <chart:title svg:x="6.886cm" svg:y="7.236cm" chart:style-name="ch5">
              <text:p>Update Period (in bytes)</text:p>
            </chart:title>
            <chart:categories table:cell-range-address="up_20211010.C1:up_20211010.K1"/>
          </chart:axis>
          <chart:axis chart:dimension="y" chart:name="primary-y" chart:style-name="ch6">
            <chart:title svg:x="0.451cm" svg:y="6.149cm" chart:style-name="ch7">
              <text:p>Elapsed Time for Token Detection 
(in nanoseconds)</text:p>
            </chart:title>
            <chart:grid chart:style-name="ch8" chart:class="major"/>
          </chart:axis>
          <chart:series chart:style-name="ch9" chart:values-cell-range-address="up_20211010.C2:up_20211010.K2" chart:label-cell-address="up_20211010.B2:up_20211010.B2" chart:class="chart:line">
            <chart:data-point chart:repeated="9"/>
          </chart:series>
          <chart:series chart:style-name="ch10" chart:values-cell-range-address="up_20211010.C3:up_20211010.K3" chart:label-cell-address="up_20211010.B3:up_20211010.B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up_20211010.C1:up_20211010.K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Nonfixedkey + Global</text:p>
                <draw:g>
                  <svg:desc>up_20211010.B2:up_20211010.B2</svg:desc>
                </draw:g>
              </table:table-cell>
              <table:table-cell office:value-type="float" office:value="10107246.24">
                <text:p>10107246.24</text:p>
                <draw:g>
                  <svg:desc>up_20211010.C2:up_20211010.K2</svg:desc>
                </draw:g>
              </table:table-cell>
              <table:table-cell office:value-type="float" office:value="47074.98">
                <text:p>47074.98</text:p>
              </table:table-cell>
              <table:table-cell office:value-type="float" office:value="24871.84">
                <text:p>24871.84</text:p>
              </table:table-cell>
              <table:table-cell office:value-type="float" office:value="16005.84">
                <text:p>16005.84</text:p>
              </table:table-cell>
              <table:table-cell office:value-type="float" office:value="12284.69">
                <text:p>12284.69</text:p>
              </table:table-cell>
              <table:table-cell office:value-type="float" office:value="10303.87">
                <text:p>10303.87</text:p>
              </table:table-cell>
              <table:table-cell office:value-type="float" office:value="8380.6">
                <text:p>8380.6</text:p>
              </table:table-cell>
              <table:table-cell office:value-type="float" office:value="8526.27">
                <text:p>8526.27</text:p>
              </table:table-cell>
              <table:table-cell office:value-type="float" office:value="6487.3">
                <text:p>6487.3</text:p>
              </table:table-cell>
            </table:table-row>
            <table:table-row>
              <table:table-cell office:value-type="string">
                <text:p>Fixedkey + Global</text:p>
                <draw:g>
                  <svg:desc>up_20211010.B3:up_20211010.B3</svg:desc>
                </draw:g>
              </table:table-cell>
              <table:table-cell office:value-type="float" office:value="9395632.58">
                <text:p>9395632.58</text:p>
                <draw:g>
                  <svg:desc>up_20211010.C3:up_20211010.K3</svg:desc>
                </draw:g>
              </table:table-cell>
              <table:table-cell office:value-type="float" office:value="42538.01">
                <text:p>42538.01</text:p>
              </table:table-cell>
              <table:table-cell office:value-type="float" office:value="22192.45">
                <text:p>22192.45</text:p>
              </table:table-cell>
              <table:table-cell office:value-type="float" office:value="14643.9">
                <text:p>14643.9</text:p>
              </table:table-cell>
              <table:table-cell office:value-type="float" office:value="10928.63">
                <text:p>10928.63</text:p>
              </table:table-cell>
              <table:table-cell office:value-type="float" office:value="9682.25">
                <text:p>9682.25</text:p>
              </table:table-cell>
              <table:table-cell office:value-type="float" office:value="7757.55">
                <text:p>7757.55</text:p>
              </table:table-cell>
              <table:table-cell office:value-type="float" office:value="7866.37">
                <text:p>7866.37</text:p>
              </table:table-cell>
              <table:table-cell office:value-type="float" office:value="5897.47">
                <text:p>5897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